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28">
      <style:table-cell-properties style:rotation-align="none"/>
    </style:style>
    <style:style style:name="ce14" style:family="table-cell" style:parent-style-name="Default" style:data-style-name="N128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6" style:family="text">
      <style:text-properties style:text-outline="false" style:font-name="Calibri" style:text-position="0% 100%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/>
    </style:style>
    <style:style style:name="T7" style:family="text">
      <style:text-properties style:text-outline="false" style:font-name="Calibri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 style:text-position="-33% 58%"/>
    </style:style>
    <style:style style:name="T8" style:family="text">
      <style:text-properties style:text-outline="false" style:font-name="Calibri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 style:text-position="0% 100%"/>
    </style:style>
    <style:style style:name="T9" style:family="text">
      <style:text-properties style:text-outline="false" style:font-name="Calibri" fo:font-size="11pt" style:text-underline-style="none" style:text-underline-color="font-color" style:text-line-through-type="none" fo:text-shadow="none" style:font-name-complex="Calibri" style:font-size-asian="11pt" style:font-size-complex="11pt" style:text-position="0% 100%" fo:font-style="italic" fo:font-weight="bold" style:font-weight-asian="bold" style:font-weight-complex="bold" style:font-style-asian="italic" style:font-style-complex="italic" fo:color="#ff0000"/>
    </style:style>
    <style:style style:name="T10" style:family="text">
      <style:text-properties style:text-outline="false" style:font-name="Calibri" fo:font-size="11pt" style:text-underline-style="none" style:text-underline-color="font-color" style:text-line-through-type="none" fo:text-shadow="none" style:font-name-complex="Calibri" style:font-size-asian="11pt" style:font-size-complex="11pt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1">i</text:span><text:span text:style-name="T2">*Y</text:span><text:span text:style-name="T3">i</text:span></text:p>
          </table:table-cell>
          <table:table-cell table:style-name="ce11" office:value-type="string" calcext:value-type="string">
            <text:p>X<text:span text:style-name="T4">i</text:span><text:span text:style-name="T5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042896" calcext:value-type="float">
            <text:p>8,042896</text:p>
          </table:table-cell>
          <table:table-cell table:formula="of:=[.B5]*[.C5]" office:value-type="float" office:value="0" calcext:value-type="float">
            <text:p>0,00</text:p>
          </table:table-cell>
          <table:table-cell table:formula="of:=[.B5]^2" office:value-type="float" office:value="0" calcext:value-type="float">
            <text:p>0,00</text:p>
          </table:table-cell>
          <table:table-cell table:formula="of:=([.C5]-[.$I$18]*[.B5]-[.$I$19])^2" office:value-type="float" office:value="0.00485648028820377" calcext:value-type="float">
            <text:p>0,0049</text:p>
          </table:table-cell>
          <table:table-cell table:formula="of:=([.B5]-[.$C$17])^2" office:value-type="float" office:value="0.000022325625" calcext:value-type="float">
            <text:p>2,2325625E-05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Default" office:value-type="float" office:value="0.0009" calcext:value-type="float">
            <text:p>0,0009</text:p>
          </table:table-cell>
          <table:table-cell table:style-name="Default" office:value-type="float" office:value="8.567329" calcext:value-type="float">
            <text:p>8,567329</text:p>
          </table:table-cell>
          <table:table-cell table:formula="of:=[.B6]*[.C6]" office:value-type="float" office:value="0.0077105961" calcext:value-type="float">
            <text:p>0,01</text:p>
          </table:table-cell>
          <table:table-cell table:formula="of:=[.B6]^2" office:value-type="float" office:value="0.00000081" calcext:value-type="float">
            <text:p>0,00</text:p>
          </table:table-cell>
          <table:table-cell table:formula="of:=([.C6]-[.$I$18]*[.B6]-[.$I$19])^2" office:value-type="float" office:value="0.006663236713985" calcext:value-type="float">
            <text:p>0,0067</text:p>
          </table:table-cell>
          <table:table-cell table:formula="of:=([.B6]-[.$C$17])^2" office:value-type="float" office:value="0.000014630625" calcext:value-type="float">
            <text:p>1,4630625E-05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9.828225" calcext:value-type="float">
            <text:p>9,828225</text:p>
          </table:table-cell>
          <table:table-cell table:formula="of:=[.B7]*[.C7]" office:value-type="float" office:value="0.03538161" calcext:value-type="float">
            <text:p>0,04</text:p>
          </table:table-cell>
          <table:table-cell table:formula="of:=[.B7]^2" office:value-type="float" office:value="0.00001296" calcext:value-type="float">
            <text:p>0,00</text:p>
          </table:table-cell>
          <table:table-cell table:formula="of:=([.C7]-[.$I$18]*[.B7]-[.$I$19])^2" office:value-type="float" office:value="0.0380069644893295" calcext:value-type="float">
            <text:p>0,0380</text:p>
          </table:table-cell>
          <table:table-cell table:formula="of:=([.B7]-[.$C$17])^2" office:value-type="float" office:value="0.000001265625" calcext:value-type="float">
            <text:p>1,265625E-06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Default" office:value-type="float" office:value="0.0144" calcext:value-type="float">
            <text:p>0,0144</text:p>
          </table:table-cell>
          <table:table-cell table:style-name="Default" office:value-type="float" office:value="16.216729" calcext:value-type="float">
            <text:p>16,216729</text:p>
          </table:table-cell>
          <table:table-cell table:formula="of:=[.B8]*[.C8]" office:value-type="float" office:value="0.2335208976" calcext:value-type="float">
            <text:p>0,23</text:p>
          </table:table-cell>
          <table:table-cell table:formula="of:=[.B8]^2" office:value-type="float" office:value="0.00020736" calcext:value-type="float">
            <text:p>0,00</text:p>
          </table:table-cell>
          <table:table-cell table:formula="of:=([.C8]-[.$I$18]*[.B8]-[.$I$19])^2" office:value-type="float" office:value="0.00190415693499261" calcext:value-type="float">
            <text:p>0,0019</text:p>
          </table:table-cell>
          <table:table-cell table:formula="of:=([.B8]-[.$C$17])^2" office:value-type="float" office:value="0.000093605625" calcext:value-type="float">
            <text:p>9,3605625E-05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4])" office:value-type="float" office:value="0.0189" calcext:value-type="float">
            <text:p>0,02</text:p>
          </table:table-cell>
          <table:table-cell table:style-name="ce6" table:formula="of:=SUM([.C5:.C14])" office:value-type="float" office:value="42.655179" calcext:value-type="float">
            <text:p>42,66</text:p>
          </table:table-cell>
          <table:table-cell table:style-name="ce6" table:formula="of:=SUM([.D5:.D14])" office:value-type="float" office:value="0.2766131037" calcext:value-type="float">
            <text:p>0,28</text:p>
          </table:table-cell>
          <table:table-cell table:style-name="ce12" table:formula="of:=SUM([.E5:.E14])" office:value-type="float" office:value="0.00022113" calcext:value-type="float">
            <text:p>0,00</text:p>
          </table:table-cell>
          <table:table-cell table:style-name="ce15" table:formula="of:=SUM([.F5:.F14])" office:value-type="float" office:value="0.0514308384265109" calcext:value-type="float">
            <text:p>0,0514</text:p>
          </table:table-cell>
          <table:table-cell table:style-name="ce2" table:formula="of:=SUM([.G5:.G14])" office:value-type="float" office:value="0.0001318275" calcext:value-type="float">
            <text:p>0,0001318275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8])" office:value-type="float" office:value="0.004725" calcext:value-type="float">
            <text:p>0,00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8])" office:value-type="float" office:value="10.66379475" calcext:value-type="float">
            <text:p>10,66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569.4364447858" calcext:value-type="float">
            <text:p>569,4364447858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N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7.9732075483871" calcext:value-type="float">
            <text:p>7,9732075483871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13.9666997262808" calcext:value-type="float">
            <text:p>13,9666997262808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103845488474591" calcext:value-type="float">
            <text:p>0,103845488474591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0.00574080786997788" calcext:value-type="float">
            <text:p>0,005740807869978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 la media supongo</text:p>
          </table:table-cell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7.323cm" svg:x="0.212cm" svg:y="0.067cm">
              <draw:object draw:notify-on-update-of-ranges="'MC-PO'.C4:'MC-PO'.C4 'MC-PO'.C5:'MC-PO'.C11 'MC-PO'.B5:'MC-PO'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6-12T23:11:16.007610771</dc:date>
    <meta:generator>LibreOffice/6.4.7.2$Linux_X86_64 LibreOffice_project/40$Build-2</meta:generator>
    <meta:editing-duration>PT12H31M4S</meta:editing-duration>
    <meta:editing-cycles>5</meta:editing-cycles>
    <meta:document-statistic meta:table-count="1" meta:cell-count="7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094cm" svg:y="0.281cm" chart:style-name="ch2">
          <text:p>Yi(±0,005)</text:p>
        </chart:title>
        <chart:plot-area chart:style-name="ch3" table:cell-range-address="'MC-PO'.B5:'MC-PO'.C11 'MC-PO'.C4:'MC-PO'.C4" chart:data-source-has-labels="row" svg:x="0.338cm" svg:y="1.286cm" svg:width="16.23cm" svg:height="5.892cm">
          <chartooo:coordinate-region svg:x="1.188cm" svg:y="1.474cm" svg:width="14.79cm" svg:height="5.2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C-PO'.B5:'MC-PO'.B11</svg:desc>
                </draw:g>
              </table:table-cell>
              <table:table-cell office:value-type="float" office:value="8.042896">
                <text:p>8.042896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">
                <text:p>0.0009</text:p>
              </table:table-cell>
              <table:table-cell office:value-type="float" office:value="8.567329">
                <text:p>8.567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9.828225">
                <text:p>9.828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6.216729">
                <text:p>16.216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